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3333" draw:marker-start-width="0.279cm" draw:marker-end-width="0.279cm" draw:fill-color="#ff9999" draw:textarea-horizontal-align="justify" draw:textarea-vertical-align="middle" draw:auto-grow-height="false" fo:min-height="0.131cm" fo:min-width="0.38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9900" draw:marker-start-width="0.279cm" draw:marker-end-width="0.279cm" draw:fill-color="#99cc99" draw:textarea-horizontal-align="justify" draw:textarea-vertical-align="middle" draw:auto-grow-height="false" fo:min-height="0.131cm" fo:min-width="0.389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28cm" draw:marker-start-width="0.242cm" draw:marker-end="Arrow_20_concave" draw:marker-end-width="0.10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="" draw:marker-end-width="0.117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draw:marker-start-width="0.242cm" draw:marker-end="Circle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stroke="solid" svg:stroke-width="0.028cm" draw:marker-start-width="0.242cm" draw:marker-end="Arrow_20_concave" draw:marker-end-width="0.10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53cm" svg:stroke-color="#009900" draw:marker-start-width="0.279cm" draw:marker-end-width="0.279cm" draw:fill-color="#99cc99" draw:textarea-horizontal-align="justify" draw:textarea-vertical-align="middle" draw:auto-grow-height="false" fo:min-height="0.079cm" fo:min-width="0.337cm" fo:padding-top="0.151cm" fo:padding-bottom="0.151cm" fo:padding-left="0.276cm" fo:padding-right="0.276cm"/>
    </style:style>
    <style:style style:name="gr8" style:family="graphic" style:parent-style-name="standard">
      <style:graphic-properties svg:stroke-width="0.081cm" svg:stroke-color="#ff3333" draw:marker-start-width="0.321cm" draw:marker-end-width="0.321cm" draw:fill-color="#ff9999" draw:textarea-horizontal-align="justify" draw:textarea-vertical-align="middle" draw:auto-grow-height="false" fo:min-height="2.083cm" fo:min-width="6.02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9900" draw:marker-start-width="0.321cm" draw:marker-end-width="0.321cm" draw:fill-color="#99cc99" draw:textarea-horizontal-align="justify" draw:textarea-vertical-align="middle" draw:auto-grow-height="false" fo:min-height="1.321cm" fo:min-width="6.024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svg:stroke-color="#336699" draw:marker-start-width="0.321cm" draw:marker-end-width="0.321cm" draw:fill-color="#99ccff" draw:textarea-horizontal-align="justify" draw:textarea-vertical-align="middle" draw:auto-grow-height="false" fo:min-height="5.385cm" fo:min-width="6.786cm" fo:padding-top="0.165cm" fo:padding-bottom="0.165cm" fo:padding-left="0.29cm" fo:padding-right="0.29cm"/>
    </style:style>
    <style:style style:name="gr11" style:family="graphic" style:parent-style-name="standard">
      <style:graphic-properties draw:stroke="solid" svg:stroke-width="0.081cm" svg:stroke-color="#663399" draw:marker-start-width="0.321cm" draw:marker-end-width="0.321cm" draw:fill-color="#9966cc" draw:textarea-horizontal-align="justify" draw:textarea-vertical-align="middle" draw:auto-grow-height="false" fo:min-height="0.559cm" fo:min-width="6.024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669999" draw:marker-start-width="0.322cm" draw:marker-end-width="0.322cm" draw:fill-color="#99cccc" draw:textarea-horizontal-align="justify" draw:textarea-vertical-align="top" draw:auto-grow-height="false" fo:min-height="3.224cm" fo:min-width="6.022cm" fo:padding-top="0.166cm" fo:padding-bottom="0.166cm" fo:padding-left="0.291cm" fo:padding-right="0.291cm"/>
    </style:style>
    <style:style style:name="gr13" style:family="graphic" style:parent-style-name="standard">
      <style:graphic-properties svg:stroke-width="0.081cm" svg:stroke-color="#004586" draw:marker-start-width="0.321cm" draw:marker-end-width="0.321cm" draw:fill-color="#0084d1" draw:opacity="100%" draw:textarea-horizontal-align="justify" draw:textarea-vertical-align="middle" draw:auto-grow-height="false" fo:min-height="3.353cm" fo:min-width="4.754cm" fo:padding-top="0.165cm" fo:padding-bottom="0.165cm" fo:padding-left="0.29cm" fo:padding-right="0.29cm"/>
    </style:style>
    <style:style style:name="gr14" style:family="graphic" style:parent-style-name="standard">
      <style:graphic-properties svg:stroke-width="0.053cm" svg:stroke-color="#336699" draw:marker-start-width="0.279cm" draw:marker-end-width="0.279cm" draw:fill-color="#99ccff" draw:textarea-horizontal-align="justify" draw:textarea-vertical-align="middle" draw:auto-grow-height="false" fo:min-height="0.512cm" fo:min-width="1.532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59cm" fo:min-width="0.3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0cm"/>
    </style:style>
    <style:style style:name="gr18" style:family="graphic" style:parent-style-name="standard">
      <style:graphic-properties svg:stroke-width="0.053cm" svg:stroke-color="#336699" draw:marker-start-width="0.279cm" draw:marker-end-width="0.279cm" draw:fill-color="#99ccff" draw:textarea-horizontal-align="justify" draw:textarea-vertical-align="middle" draw:auto-grow-height="false" fo:min-height="0.46cm" fo:min-width="1.48cm" fo:padding-top="0.151cm" fo:padding-bottom="0.151cm" fo:padding-left="0.276cm" fo:padding-right="0.276cm"/>
    </style:style>
    <style:style style:name="gr19" style:family="graphic" style:parent-style-name="objectwithoutfill">
      <style:graphic-properties draw:stroke="dash" draw:stroke-dash="Dashed_20__28_var_29_" svg:stroke-width="0.053cm" svg:stroke-color="#3366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332cm" fo:min-width="1.67cm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Dashed_20__28_var_29_" svg:stroke-width="0.053cm" svg:stroke-color="#00458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9999" draw:marker-start-width="0.279cm" draw:marker-end-width="0.279cm" draw:fill-color="#99cccc" draw:textarea-horizontal-align="justify" draw:textarea-vertical-align="middle" draw:auto-grow-height="false" fo:min-height="0.587cm" fo:min-width="0.303cm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svg:stroke-width="0.053cm" svg:stroke-color="#004586" draw:marker-start-width="0.279cm" draw:marker-end-width="0.279cm" svg:stroke-opacity="100%" draw:fill-color="#0084d1" draw:textarea-horizontal-align="justify" draw:textarea-vertical-align="middle" draw:auto-grow-height="false" fo:min-height="1.857cm" fo:min-width="0.337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4586" draw:marker-start-width="0.279cm" draw:marker-end-width="0.279cm" svg:stroke-opacity="100%" draw:fill="solid" draw:fill-color="#0084d1" draw:textarea-horizontal-align="justify" draw:textarea-vertical-align="middle" draw:auto-grow-height="false" fo:min-height="1.857cm" fo:min-width="0.337cm" fo:padding-top="0.151cm" fo:padding-bottom="0.151cm" fo:padding-left="0.276cm" fo:padding-right="0.276cm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loext:graphic-properties draw:fill-color="#99cc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9999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99cc99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99ccff"/>
      <style:paragraph-properties fo:text-align="center"/>
    </style:style>
    <style:style style:name="P8" style:family="paragraph">
      <loext:graphic-properties draw:fill-color="#9966cc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99cccc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-color="#0084d1" draw:opacity="100%"/>
      <style:paragraph-properties fo:text-align="center"/>
    </style:style>
    <style:style style:name="P11" style:family="paragraph">
      <loext:graphic-properties draw:fill-color="#99ccff"/>
      <style:paragraph-properties fo:text-align="center"/>
      <style:text-properties fo:color="#ff3300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ff9900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loext:graphic-properties draw:fill-color="#99cccc"/>
      <style:paragraph-properties fo:text-align="center"/>
      <style:text-properties fo:color="#ff3300" fo:font-weight="bold" style:font-weight-asian="bold" style:font-weight-complex="bold"/>
    </style:style>
    <style:style style:name="P17" style:family="paragraph">
      <loext:graphic-properties draw:fill-color="#0084d1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margin-top="0.102cm" fo:margin-bottom="0cm" fo:text-align="center"/>
    </style:style>
    <style:style style:name="P19" style:family="paragraph">
      <loext:graphic-properties draw:fill="solid" draw:fill-color="#0084d1"/>
      <style:paragraph-properties fo:margin-top="0.102cm" fo:margin-bottom="0cm"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16pt" style:text-underline-style="none" style:font-size-asian="16pt" style:font-size-complex="16pt"/>
    </style:style>
    <style:style style:name="T5" style:family="text">
      <style:text-properties fo:color="#ff3300" fo:font-size="18pt" style:text-underline-style="none" fo:font-weight="bold" style:font-size-asian="18pt" style:font-weight-asian="bold" style:font-size-complex="18pt" style:font-weight-complex="bold"/>
    </style:style>
    <style:style style:name="T6" style:family="text">
      <style:text-properties fo:color="#ff33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ff9900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33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lock Op Text" svg:width="0.889cm" svg:height="0.381cm" svg:x="15.13cm" svg:y="6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Block Op Text" svg:width="0.889cm" svg:height="0.381cm" svg:x="15.13cm" svg:y="9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Block Op Text" svg:width="0.889cm" svg:height="0.381cm" draw:transform="rotate (1.5707963267949) translate (16.431cm 14.24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lock Op Text" svg:width="0.889cm" svg:height="0.381cm" draw:transform="rotate (1.5707963267949) translate (18.331cm 14.246cm)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Block Op Text" svg:x1="15.574cm" svg:y1="1.699cm" svg:x2="15.574cm" svg:y2="3.528cm">
          <text:p/>
        </draw:line>
        <draw:line draw:style-name="gr3" draw:text-style-name="P3" draw:layer="Block Op Text" svg:x1="15.574cm" svg:y1="5.712cm" svg:x2="15.574cm" svg:y2="6.169cm">
          <text:p/>
        </draw:line>
        <draw:line draw:style-name="gr3" draw:text-style-name="P3" draw:layer="Block Op Text" svg:x1="15.574cm" svg:y1="6.576cm" svg:x2="15.574cm" svg:y2="6.855cm">
          <text:p/>
        </draw:line>
        <draw:line draw:style-name="gr4" draw:text-style-name="P3" draw:layer="Block Op Text" svg:x1="15.574cm" svg:y1="12.339cm" svg:x2="15.574cm" svg:y2="13.787cm">
          <text:p/>
        </draw:line>
        <draw:line draw:style-name="gr5" draw:text-style-name="P3" draw:layer="Block Op Text" svg:x1="15.581cm" svg:y1="12.902cm" svg:x2="19.696cm" svg:y2="12.902cm">
          <text:p/>
        </draw:line>
        <draw:line draw:style-name="gr3" draw:text-style-name="P3" draw:layer="Block Op Text" svg:x1="19.574cm" svg:y1="13.789cm" svg:x2="19.574cm" svg:y2="12.189cm">
          <text:p/>
        </draw:line>
        <draw:custom-shape draw:style-name="gr2" draw:text-style-name="P2" draw:layer="Block Op Text" svg:width="0.889cm" svg:height="0.381cm" draw:transform="rotate (-3.14159265358979) translate (20.019cm 9.73cm)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Block Op Text" svg:x1="19.574cm" svg:y1="9.343cm" svg:x2="19.574cm" svg:y2="8.835cm">
          <text:p/>
        </draw:line>
        <draw:line draw:style-name="gr3" draw:text-style-name="P3" draw:layer="Block Op Text" svg:x1="19.574cm" svg:y1="10.01cm" svg:x2="19.574cm" svg:y2="9.756cm">
          <text:p/>
        </draw:line>
        <draw:custom-shape draw:style-name="gr7" draw:text-style-name="P2" draw:layer="Block Op Text" svg:width="0.889cm" svg:height="0.381cm" draw:transform="rotate (-3.14159265358979) translate (20.019cm 6.4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Block Op Text" svg:x1="19.574cm" svg:y1="6.044cm" svg:x2="19.574cm" svg:y2="5.536cm">
          <text:p/>
        </draw:line>
        <draw:line draw:style-name="gr3" draw:text-style-name="P3" draw:layer="Block Op Text" svg:x1="19.574cm" svg:y1="6.711cm" svg:x2="19.574cm" svg:y2="6.457cm">
          <text:p/>
        </draw:line>
        <draw:line draw:style-name="gr3" draw:text-style-name="P3" draw:layer="Block Op Text" svg:x1="19.574cm" svg:y1="3.425cm" svg:x2="19.574cm" svg:y2="3.044cm">
          <text:p/>
        </draw:line>
        <draw:custom-shape draw:style-name="gr8" draw:text-style-name="P5" draw:layer="Block Op Text" svg:width="6.604cm" svg:height="2.413cm" svg:x="1.445cm" svg:y="11.935cm">
          <text:p text:style-name="P4"><text:span text:style-name="T1">Max Pooling</text:span></text:p>
          <text:p text:style-name="P4"><text:span text:style-name="T2">Kernel: [2, 2]</text:span></text:p>
          <text:p text:style-name="P4"><text:span text:style-name="T2">Stride: <text:s/>[1, 1]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Block Op Text" svg:width="6.604cm" svg:height="1.651cm" svg:x="1.445cm" svg:y="9.776cm">
          <text:p text:style-name="P4"><text:span text:style-name="T1">Bicubic Interpolation</text:span></text:p>
          <text:p text:style-name="P4"><text:span text:style-name="T2">Double width &amp; heigh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Block Op Text" svg:width="7.366cm" svg:height="5.715cm" svg:x="1.064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Block Op Text" svg:width="6.604cm" svg:height="0.889cm" svg:x="1.445cm" svg:y="1.381cm">
          <text:p text:style-name="P4"><text:span text:style-name="T1">Batch 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Block Op Text" svg:width="6.604cm" svg:height="3.556cm" svg:x="1.445cm" svg:y="2.651cm">
          <text:p text:style-name="P4"><text:span text:style-name="T3">CONVOLUTION</text:span></text:p>
          <text:p text:style-name="P4"><text:span text:style-name="T4">Kernel: [3, 3]</text:span></text:p>
          <text:p text:style-name="P4"><text:span text:style-name="T4">Stride: <text:s/>[1, 1]</text:span></text:p>
          <text:p text:style-name="P4"><text:span text:style-name="T4">Filters: </text:span><text:span text:style-name="T5">8</text:span></text:p>
          <text:p text:style-name="P4"><text:span text:style-name="T4">Zero Padded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Block Op Text" svg:width="5.334cm" svg:height="3.683cm" draw:transform="rotate (1.5707963267949) translate (9.764cm 6.43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Block Op Text" svg:width="2.032cm" svg:height="0.762cm" svg:x="10.097cm" svg:y="4.891cm">
          <text:p text:style-name="P4"><text:span text:style-name="T6">8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1.999cm" svg:y1="6.004cm" svg:x2="12.38cm" svg:y2="6.004cm">
          <text:p/>
        </draw:line>
        <draw:line draw:style-name="gr15" draw:text-style-name="P3" draw:layer="layout" svg:x1="11.999cm" svg:y1="1.561cm" svg:x2="12.38cm" svg:y2="1.561cm">
          <text:p/>
        </draw:line>
        <draw:line draw:style-name="gr15" draw:text-style-name="P3" draw:layer="layout" svg:x1="12.38cm" svg:y1="6.031cm" svg:x2="12.38cm" svg:y2="1.561cm">
          <text:p/>
        </draw:line>
        <draw:custom-shape draw:style-name="gr16" draw:text-style-name="P12" draw:layer="layout" svg:width="1.143cm" svg:height="1.143cm" svg:x="1.476cm" svg:y="7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5.588cm" svg:height="2.216cm" svg:x="2.724cm" svg:y="7.223cm">
          <draw:text-box>
            <text:p><text:span text:style-name="T1">Concatenation</text:span></text:p>
            <text:p><text:span text:style-name="T7">Along </text:span><text:span text:style-name="T8">feature map</text:span><text:span text:style-name="T7"> axis</text:span></text:p>
          </draw:text-box>
        </draw:frame>
        <draw:custom-shape draw:style-name="gr18" draw:text-style-name="P11" draw:layer="layout" svg:width="2.032cm" svg:height="0.762cm" svg:x="10.097cm" svg:y="3.891cm">
          <text:p text:style-name="P4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032cm" svg:height="0.762cm" svg:x="10.097cm" svg:y="2.891cm">
          <text:p text:style-name="P4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032cm" svg:height="0.762cm" svg:x="10.097cm" svg:y="1.891cm">
          <text:p text:style-name="P4"><text:span text:style-name="T6">8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8.367cm" svg:y1="1cm" svg:x2="10.018cm" svg:y2="3.921cm">
          <text:p/>
        </draw:line>
        <draw:line draw:style-name="gr19" draw:text-style-name="P3" draw:layer="layout" svg:x1="8.367cm" svg:y1="6.715cm" svg:x2="10.018cm" svg:y2="4.683cm">
          <text:p/>
        </draw:line>
        <draw:frame draw:style-name="gr20" draw:text-style-name="P14" draw:layer="layout" svg:width="0.972cm" svg:height="1.195cm" svg:x="12.431cm" svg:y="3.315cm">
          <draw:text-box>
            <text:p><text:span text:style-name="T9">4</text:span></text:p>
          </draw:text-box>
        </draw:frame>
        <draw:custom-shape draw:style-name="gr21" draw:text-style-name="P15" draw:layer="layout" svg:width="2.222cm" svg:height="0.634cm" svg:x="18.463cm" svg:y="1.013cm">
          <text:p text:style-name="P4">Out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2.222cm" svg:height="0.634cm" svg:x="14.463cm" svg:y="1.017cm">
          <text:p text:style-name="P4">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9.574cm" svg:y1="2.156cm" svg:x2="19.574cm" svg:y2="1.648cm">
          <text:p/>
        </draw:line>
        <draw:line draw:style-name="gr22" draw:text-style-name="P3" draw:layer="layout" svg:x1="13.447cm" svg:y1="1.102cm" svg:x2="15.098cm" svg:y2="3.553cm">
          <text:p/>
        </draw:line>
        <draw:line draw:style-name="gr22" draw:text-style-name="P3" draw:layer="layout" svg:x1="13.447cm" svg:y1="6.436cm" svg:x2="15.098cm" svg:y2="5.712cm">
          <text:p/>
        </draw:line>
        <draw:custom-shape draw:style-name="gr23" draw:text-style-name="P16" draw:layer="layout" svg:width="0.855cm" svg:height="0.889cm" svg:x="19.147cm" svg:y="2.156cm">
          <text:p text:style-name="P4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855cm" svg:height="0.889cm" svg:x="17.13cm" svg:y="13.357cm">
          <text:p text:style-name="P4"><text:span text:style-name="T10">16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555cm" svg:y1="13.801cm" svg:x2="16.419cm" svg:y2="13.801cm">
          <text:p/>
        </draw:line>
        <draw:line draw:style-name="gr3" draw:text-style-name="P3" draw:layer="layout" svg:x1="16.825cm" svg:y1="13.801cm" svg:x2="17.13cm" svg:y2="13.801cm">
          <text:p/>
        </draw:line>
        <draw:line draw:style-name="gr3" draw:text-style-name="P3" draw:layer="layout" svg:x1="18.025cm" svg:y1="13.801cm" svg:x2="18.33cm" svg:y2="13.801cm">
          <text:p/>
        </draw:line>
        <draw:line draw:style-name="gr24" draw:text-style-name="P3" draw:layer="layout" svg:x1="18.756cm" svg:y1="13.801cm" svg:x2="19.569cm" svg:y2="13.801cm">
          <text:p/>
        </draw:line>
        <draw:line draw:style-name="gr3" draw:text-style-name="P3" draw:layer="layout" svg:x1="15.574cm" svg:y1="9.006cm" svg:x2="15.574cm" svg:y2="9.463cm">
          <text:p/>
        </draw:line>
        <draw:line draw:style-name="gr3" draw:text-style-name="P3" draw:layer="layout" svg:x1="15.574cm" svg:y1="9.87cm" svg:x2="15.574cm" svg:y2="10.149cm">
          <text:p/>
        </draw:line>
        <draw:line draw:style-name="gr5" draw:text-style-name="P3" draw:layer="layout" svg:x1="15.569cm" svg:y1="9.179cm" svg:x2="19.684cm" svg:y2="9.179cm">
          <text:p/>
        </draw:line>
        <draw:line draw:style-name="gr5" draw:text-style-name="P3" draw:layer="layout" svg:x1="15.563cm" svg:y1="5.879cm" svg:x2="19.678cm" svg:y2="5.879cm">
          <text:p/>
        </draw:line>
        <draw:custom-shape draw:style-name="gr25" draw:text-style-name="P17" draw:layer="layout" svg:width="0.889cm" svg:height="2.159cm" svg:x="15.13cm" svg:y="10.159cm">
          <text:p text:style-name="P4"><text:span text:style-name="T9">4</text:span></text:p>
          <text:p text:style-name="P4"><text:span text:style-name="T6">32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0.889cm" svg:height="2.159cm" svg:x="15.13cm" svg:y="6.859cm">
          <text:p text:style-name="P4"><text:span text:style-name="T9">4</text:span></text:p>
          <text:p text:style-name="P4"><text:span text:style-name="T6">16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0.889cm" svg:height="2.159cm" svg:x="15.13cm" svg:y="3.559cm">
          <text:p text:style-name="P4"><text:span text:style-name="T9">4</text:span></text:p>
          <text:p text:style-name="P4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889cm" svg:height="2.159cm" svg:x="19.13cm" svg:y="10.03cm">
          <text:p text:style-name="P18"><text:span text:style-name="T9">4</text:span></text:p>
          <text:p text:style-name="P18"><text:span text:style-name="T6">32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889cm" svg:height="2.159cm" svg:x="19.13cm" svg:y="6.677cm">
          <text:p text:style-name="P18"><text:span text:style-name="T9">4</text:span></text:p>
          <text:p text:style-name="P18"><text:span text:style-name="T6">16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889cm" svg:height="2.159cm" svg:x="19.13cm" svg:y="3.377cm">
          <text:p text:style-name="P18"><text:span text:style-name="T9">4</text:span></text:p>
          <text:p text:style-name="P18"><text:span text:style-name="T6">8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lock Op Tex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12:21:52.190258971</meta:creation-date>
    <dc:date>2018-09-26T10:27:56.613703857</dc:date>
    <meta:editing-duration>PT4H50M8S</meta:editing-duration>
    <meta:editing-cycles>7</meta:editing-cycles>
    <meta:generator>LibreOffice/5.1.6.2$Linux_X86_64 LibreOffice_project/10m0$Build-2</meta:generator>
    <meta:document-statistic meta:object-count="56"/>
  </office:meta>
</office:document-meta>
</file>